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97)">
            <text:p>sn(19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19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19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19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19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19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19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19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19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19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19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19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19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19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9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19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19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19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19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19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19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19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19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19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9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7T09:34:14.27">
            <text:p>2020/3/7 9:3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19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7T09:34:14.27">
            <text:p>2020/3/7 9:3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19" office:value-type="string">
            <text:p>-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7T09:34:14.27">
            <text:p>2020/3/7 9:3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19" office:value-type="string">
            <text:p>+</text:p>
          </table:table-cell>
          <table:table-cell table:style-name="ce19" office:value-type="float" office:value="80">
            <text:p>80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7T09:34:14.27">
            <text:p>2020/3/7 9:3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19" office:value-type="string">
            <text:p>+</text:p>
          </table:table-cell>
          <table:table-cell table:style-name="ce19" office:value-type="string">
            <text:p>t.65</text:p>
          </table:table-cell>
          <table:table-cell table:style-name="ce19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60</text:p>
          </table:table-cell>
          <table:table-cell table:style-name="ce19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60</text:p>
          </table:table-cell>
          <table:table-cell table:style-name="ce19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70</text:p>
          </table:table-cell>
          <table:table-cell table:style-name="ce19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80-180</text:p>
          </table:table-cell>
          <table:table-cell table:style-name="ce19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memo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.160~</text:p>
          </table:table-cell>
          <table:table-cell table:style-name="ce19" office:value-type="string">
            <text:p>k.A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video-id=2020-0216-2,2/18-s.2,ch.A;D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.70~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12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ree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80</text:p>
          </table:table-cell>
          <table:table-cell table:style-name="ce19" office:value-type="string">
            <text:p>k.C#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3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9">
            <text:p>17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muse+</text:p>
          </table:table-cell>
          <table:table-cell table:style-name="ce19" office:value-type="string">
            <text:p>score+</text:p>
          </table:table-cell>
          <table:table-cell table:number-columns-repeated="2" table:style-name="ce19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-B.n</text:p>
          </table:table-cell>
          <table:table-cell table:style-name="ce19" office:value-type="string">
            <text:p>score+</text:p>
          </table:table-cell>
          <table:table-cell table:number-columns-repeated="3"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100(or,80)</text:p>
          </table:table-cell>
          <table:table-cell table:number-columns-repeated="2"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6_18-29-57_000.jpg</text:p>
          </table:table-cell>
          <table:table-cell table:style-name="ce24" office:value-type="date" office:date-value="2020-02-27T09:22:13.23">
            <text:p>2020/2/27 9:2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7_18-36-56_000.jpg</text:p>
          </table:table-cell>
          <table:table-cell table:style-name="ce24" office:value-type="date" office:date-value="2020-02-28T09:06:26.98">
            <text:p>2020/2/28 9:0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=fs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rev=fs-1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.60</text:p>
          </table:table-cell>
          <table:table-cell table:number-columns-repeated="3" table:style-name="ce19" office:value-type="string">
            <text:p>-</text:p>
          </table:table-cell>
          <table:table-cell table:style-name="ce16" office:value-type="string">
            <text:p>2020-02-28_18-52-00_000.jpg</text:p>
          </table:table-cell>
          <table:table-cell table:style-name="ce24" office:value-type="date" office:date-value="2020-03-01T09:24:15.4">
            <text:p>2020/3/1 9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4">
            <text:p>18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ake-id=39732,ch.B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70</text:p>
          </table:table-cell>
          <table:table-cell table:style-name="ce19" office:value-type="string">
            <text:p>k.F#</text:p>
          </table:table-cell>
          <table:table-cell table:number-columns-repeated="2" table:style-name="ce19" office:value-type="string">
            <text:p>-</text:p>
          </table:table-cell>
          <table:table-cell table:style-name="ce16" office:value-type="string">
            <text:p>2020-02-28_18-52-00_000.jpg</text:p>
          </table:table-cell>
          <table:table-cell table:style-name="ce24" office:value-type="date" office:date-value="2020-03-01T09:24:15.4">
            <text:p>2020/3/1 9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5">
            <text:p>18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4"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1_19-12-04_000.jpg</text:p>
          </table:table-cell>
          <table:table-cell table:style-name="ce24" office:value-type="date" office:date-value="2020-03-02T08:42:09.32">
            <text:p>2020/3/2 8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6">
            <text:p>18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emo+,seq=1,ref=cake-id=39594</text:p>
          </table:table-cell>
          <table:table-cell table:style-name="ce19" office:value-type="string">
            <text:p>score+</text:p>
          </table:table-cell>
          <table:table-cell table:number-columns-repeated="3"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1_19-12-04_000.jpg</text:p>
          </table:table-cell>
          <table:table-cell table:style-name="ce24" office:value-type="date" office:date-value="2020-03-02T08:42:09.32">
            <text:p>2020/3/2 8:4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7">
            <text:p>18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=B3a</text:p>
          </table:table-cell>
          <table:table-cell table:style-name="ce19" office:value-type="string">
            <text:p>score+</text:p>
          </table:table-cell>
          <table:table-cell table:number-columns-repeated="3"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2_18-34-14_000.jpg</text:p>
          </table:table-cell>
          <table:table-cell table:style-name="ce24" office:value-type="date" office:date-value="2020-03-03T09:31:11.53">
            <text:p>2020/3/3 9:3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n,block=A2</text:p>
          </table:table-cell>
          <table:table-cell table:style-name="ce19" office:value-type="string">
            <text:p>score+</text:p>
          </table:table-cell>
          <table:table-cell table:number-columns-repeated="3"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2_18-34-14_000.jpg</text:p>
          </table:table-cell>
          <table:table-cell table:style-name="ce24" office:value-type="date" office:date-value="2020-03-03T09:31:11.53">
            <text:p>2020/3/3 9:3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9">
            <text:p>18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n,block=B5</text:p>
          </table:table-cell>
          <table:table-cell table:style-name="ce19" office:value-type="string">
            <text:p>score+</text:p>
          </table:table-cell>
          <table:table-cell table:number-columns-repeated="3"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3_20-07-31_000.jpg</text:p>
          </table:table-cell>
          <table:table-cell table:style-name="ce24" office:value-type="date" office:date-value="2020-03-04T08:51:47.510001">
            <text:p>2020/3/4 8:5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seq-2</text:p>
          </table:table-cell>
          <table:table-cell table:number-columns-repeated="4"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3_20-07-31_000.jpg</text:p>
          </table:table-cell>
          <table:table-cell table:style-name="ce24" office:value-type="date" office:date-value="2020-03-04T08:51:47.510001">
            <text:p>2020/3/4 8:5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cake-id=39201</text:p>
          </table:table-cell>
          <table:table-cell table:style-name="ce19" office:value-type="string">
            <text:p>score+</text:p>
          </table:table-cell>
          <table:table-cell table:number-columns-repeated="4" table:style-name="ce19" office:value-type="string">
            <text:p>-</text:p>
          </table:table-cell>
          <table:table-cell table:style-name="ce16" office:value-type="string">
            <text:p>2020-03-04_19-10-07_000.jpg</text:p>
          </table:table-cell>
          <table:table-cell table:style-name="ce24" office:value-type="date" office:date-value="2020-03-05T08:24:31.51">
            <text:p>2020/3/5 8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2">
            <text:p>1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rev</text:p>
          </table:table-cell>
          <table:table-cell table:number-columns-repeated="6" table:style-name="ce19" office:value-type="string">
            <text:p>-</text:p>
          </table:table-cell>
          <table:table-cell table:style-name="ce16" office:value-type="string">
            <text:p>2020-03-04_19-10-07_000.jpg</text:p>
          </table:table-cell>
          <table:table-cell table:style-name="ce24" office:value-type="date" office:date-value="2020-03-05T08:24:31.51">
            <text:p>2020/3/5 8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3">
            <text:p>1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ake-id=39786,block=B,video-id=2020-0226</text:p>
          </table:table-cell>
          <table:table-cell table:number-columns-repeated="4"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4_19-10-07_000.jpg</text:p>
          </table:table-cell>
          <table:table-cell table:style-name="ce24" office:value-type="date" office:date-value="2020-03-05T08:24:31.51">
            <text:p>2020/3/5 8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4">
            <text:p>1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=B.n</text:p>
          </table:table-cell>
          <table:table-cell table:number-columns-repeated="4"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4_19-10-07_000.jpg</text:p>
          </table:table-cell>
          <table:table-cell table:style-name="ce24" office:value-type="date" office:date-value="2020-03-05T08:24:31.51">
            <text:p>2020/3/5 8:2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95">
            <text:p>1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block=A1;A2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5_19-07-20_000.jpg</text:p>
          </table:table-cell>
          <table:table-cell table:style-name="ce24" office:value-type="date" office:date-value="2020-03-07T09:33:56.17">
            <text:p>2020/3/7 9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96">
            <text:p>1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cake-id=39201</text:p>
          </table:table-cell>
          <table:table-cell table:number-columns-repeated="5" table:style-name="ce19" office:value-type="string">
            <text:p>-</text:p>
          </table:table-cell>
          <table:table-cell table:style-name="ce16" office:value-type="string">
            <text:p>2020-03-05_19-07-20_000.jpg</text:p>
          </table:table-cell>
          <table:table-cell table:style-name="ce24" office:value-type="date" office:date-value="2020-03-07T09:33:56.17">
            <text:p>2020/3/7 9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97">
            <text:p>19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or=strokes,i.f.=et-6;patt-30,k.E7+2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k.E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5_19-07-20_000.jpg</text:p>
          </table:table-cell>
          <table:table-cell table:style-name="ce24" office:value-type="date" office:date-value="2020-03-07T09:33:56.17">
            <text:p>2020/3/7 9:3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20" office:value-type="string">
            <text:p>*</text:p>
          </table:table-cell>
          <table:table-cell table:style-name="ce25" table:formula="of:=NOW()" office:value-type="date" office:date-value="2020-03-07T09:34:14.53">
            <text:p>2020/3/7 9:3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number-columns-repeated="3"/>
          <table:table-cell table:style-name="ce21"/>
          <table:table-cell/>
          <table:table-cell table:style-name="ce21" office:value-type="string">
            <text:p>,tune=d.C 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k.D,tune=d.D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2 </text:p>
          </table:table-cell>
          <table:table-cell/>
          <table:table-cell table:style-name="ce21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3 </text:p>
          </table:table-cell>
          <table:table-cell/>
          <table:table-cell table:style-name="ce21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4 </text:p>
          </table:table-cell>
          <table:table-cell/>
          <table:table-cell table:style-name="ce21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number-columns-repeated="3"/>
          <table:table-cell table:style-name="ce21" office:value-type="string">
            <text:p>R=5</text:p>
          </table:table-cell>
          <table:table-cell/>
          <table:table-cell table:style-name="ce21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2"/>
          <table:table-cell table:number-columns-repeated="3"/>
          <table:table-cell table:style-name="ce22" table:number-columns-repeated="2"/>
          <table:table-cell table:style-name="ce22" office:value-type="string">
            <text:p>steps</text:p>
          </table:table-cell>
          <table:table-cell table:style-name="ce22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number-columns-repeated="3"/>
          <table:table-cell table:style-name="ce21" office:value-type="string">
            <text:p>C – c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21"/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number-columns-repeated="3"/>
          <table:table-cell table:style-name="ce21"/>
          <table:table-cell table:style-name="ce21" office:value-type="string">
            <text:p>\|\| </text:p>
          </table:table-cell>
          <table:table-cell table:style-name="ce21"/>
          <table:table-cell table:style-name="ce21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(s\.\d+):</text:p>
          </table:table-cell>
          <table:table-cell table:style-name="ce21"/>
          <table:table-cell table:style-name="ce21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\.N,</text:p>
          </table:table-cell>
          <table:table-cell table:style-name="ce21"/>
          <table:table-cell table:style-name="ce21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29]+1" office:value-type="float" office:value="6">
            <text:p>6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s\.(\d+?)</text:p>
          </table:table-cell>
          <table:table-cell table:style-name="ce21"/>
          <table:table-cell table:style-name="ce21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^(\d+?\t.+-\d+),</text:p>
          </table:table-cell>
          <table:table-cell table:style-name="ce21"/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(\d);var</text:p>
          </table:table-cell>
          <table:table-cell table:style-name="ce21"/>
          <table:table-cell table:style-name="ce21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0]+1" office:value-type="float" office:value="7">
            <text:p>7</text:p>
          </table:table-cell>
          <table:table-cell table:style-name="ce21"/>
          <table:table-cell table:number-columns-repeated="3"/>
          <table:table-cell table:style-name="ce21" office:value-type="string">
            <text:p>C – a &gt; C – c</text:p>
          </table:table-cell>
          <table:table-cell table:style-name="ce2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3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4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number-columns-repeated="3"/>
          <table:table-cell table:style-name="ce21" office:value-type="string">
            <text:p>-</text:p>
          </table:table-cell>
          <table:table-cell table:style-name="ce21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35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number-columns-repeated="3"/>
          <table:table-cell table:style-name="ce21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number-columns-repeated="3"/>
          <table:table-cell table:style-name="ce21"/>
          <table:table-cell table:style-name="ce21" office:value-type="string">
            <text:p>M – d &gt; a</text:p>
          </table:table-cell>
          <table:table-cell table:style-name="ce21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759cm" draw:caption-point-x="-1.353cm" draw:caption-point-y="2.45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7T09:34:14.68">
            <text:p>2020/3/7 9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36cm" draw:caption-point-x="-1.353cm" draw:caption-point-y="2.45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3-07T09:34:14.81">
            <text:p>2020/3/7 9:34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89cm" draw:caption-point-x="-1.353cm" draw:caption-point-y="2.45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97)">
            <text:p>sn(197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7T09:34:14.92">
            <text:p>2020/3/7 9:34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97)">
            <text:p>sn(197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7T09:34:15">
            <text:p>2020/3/7 9:34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20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20" office:value-type="string">
            <text:p>*</text:p>
          </table:table-cell>
          <table:table-cell table:style-name="ce25" table:formula="of:=NOW()" office:value-type="date" office:date-value="2020-03-07T09:34:15.08">
            <text:p>2020/3/7 9:34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number-columns-repeated="6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07T09:34:15.21">
            <text:p>2020/3/7 9:3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97)">
            <text:p>sn(197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7T09:34:15.29">
            <text:p>2020/3/7 9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97cm" draw:caption-point-x="-1.353cm" draw:caption-point-y="2.25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07T09:34:15.43">
            <text:p>2020/3/7 9:34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97)">
            <text:p>sn(197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7T09:34:15.52">
            <text:p>2020/3/7 9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97cm" draw:caption-point-x="-1.353cm" draw:caption-point-y="2.25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2020/03/07</text:date>, <text:time>09:34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07T09:34:13.71</dc:date>
    <dc:creator>iwabuchi ken</dc:creator>
    <meta:editing-duration>P7DT7H35M28S</meta:editing-duration>
    <meta:editing-cycles>718</meta:editing-cycles>
    <meta:generator>OpenOffice/4.1.3$Win32 OpenOffice.org_project/413m1$Build-9783</meta:generator>
    <meta:document-statistic meta:table-count="10" meta:cell-count="5359" meta:object-count="0"/>
    <meta:user-defined meta:name="sheets-banding"/>
    <meta:user-defined meta:name="sheets-original-selection"/>
  </office:meta>
</office:document-meta>
</file>